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5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 style:list-style-name="L5"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 style:list-style-name="L15"/>
    <style:style style:name="P22" style:family="paragraph" style:parent-style-name="Standard" style:list-style-name="L1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000000" style:font-name="Times New Roman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Times New Roman" style:font-name-asian="Consolas" style:font-name-complex="Consolas"/>
    </style:style>
    <style:style style:name="T5" style:family="text">
      <style:text-properties fo:color="#000000" style:font-name="Times New Roman" fo:font-weight="bold" style:font-name-asian="Consolas" style:font-weight-asian="bold" style:font-name-complex="Consolas" style:font-weight-complex="bold"/>
    </style:style>
    <style:style style:name="T6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adowFramework, v2.0.2.200</text:p>
      <text:p text:style-name="P1"/>
      <text:p text:style-name="P1">Math</text:p>
      <text:p text:style-name="P1"/>
      <text:list xml:id="list36687686" text:style-name="L10">
        <text:list-item>
          <text:p text:style-name="P12"><text:span text:style-name="T1">SFEulerAngles3f</text:span>, <text:span text:style-name="T1">SFQuaternion</text:span>, <text:span text:style-name="T1">SFUnitVectore3f</text:span> are new math modules which help to work with transforms. <text:span text:style-name="T1">SFTransform3f</text:span> is a new <text:span text:style-name="T1">3D</text:span> trasform module.</text:p>
        </text:list-item>
      </text:list>
      <text:p text:style-name="P1"/>
      <text:p text:style-name="P1">Pipeline</text:p>
      <text:p text:style-name="P1"/>
      <text:list xml:id="list37151317" text:style-name="L11">
        <text:list-item>
          <text:p text:style-name="P17"><text:span text:style-name="T1">SFPipeline</text:span> no more generate 2 shaders if the shaders use the same programs.</text:p>
        </text:list-item>
        <text:list-item>
          <text:p text:style-name="P17"><text:span text:style-name="T1">SFPipelineGrid</text:span> now can keep some <text:span text:style-name="T1">SFFunctions</text:span> which can be exploited in order to automate geoemtries term corrections.</text:p>
        </text:list-item>
        <text:list-item>
          <text:p text:style-name="P17"><text:span text:style-name="T1">SFPipelineMemory</text:span> has been simplified.</text:p>
        </text:list-item>
        <text:list-item>
          <text:p text:style-name="P17"><text:span text:style-name="T1">SFPipelineTrasform3f</text:span> and <text:span text:style-name="T1">SFPipelineTransforms</text:span> are new pipeline module used to manage modelviews.</text:p>
        </text:list-item>
        <text:list-item>
          <text:p text:style-name="P17"><text:span text:style-name="T1">SFRigidTransform3fArray</text:span> is a new abstraction for arrays of Transforms.</text:p>
        </text:list-item>
        <text:list-item>
          <text:p text:style-name="P17"><text:span text:style-name="T1">SFPrimitive</text:span> has been strongly rearranged. Now it introces the new enum PrimitiveBlock which is used to describe values which are managed from the Primitive itself. Primitive keeps a list of all the Grid Instances which are used by the Primitive itself and offer some utilities in order to help SFPrimitiveIndices in its work.</text:p>
        </text:list-item>
        <text:list-item>
          <text:p text:style-name="P17"><text:span text:style-name="T1">SFPrimitiveIndices</text:span> has been reworked to operate with a simple array of ints. This highly simplify the workaround of primitives management.</text:p>
        </text:list-item>
        <text:list-item>
          <text:p text:style-name="P17"><text:span text:style-name="T1">SFPrimitiveGrid</text:span> is a new module used by Primitive.</text:p>
        </text:list-item>
      </text:list>
      <text:p text:style-name="Standard"/>
      <text:p text:style-name="P1"><text:tab/>Builder</text:p>
      <text:list xml:id="list37679501" text:continue-numbering="true" text:style-name="L11">
        <text:list-item>
          <text:p text:style-name="P17"><text:span text:style-name="T1">SFPipelineBuilder</text:span> is a new module which has been extracted from previous <text:span text:style-name="T1">SFPipelineLoader</text:span>. <text:span text:style-name="T1">SFPipelineBuilder</text:span> allows pipeline building even in situations in which the pipeline description is not in a file. <text:span text:style-name="T1">SFPipelineBuilder</text:span> comes with several modules for its own working.</text:p>
        </text:list-item>
      </text:list>
      <text:p text:style-name="P1"/>
      <text:p text:style-name="P1">Renderers and Scenegraphs</text:p>
      <text:p text:style-name="P1"/>
      <text:list xml:id="list37300198" text:style-name="L13">
        <text:list-item>
          <text:p text:style-name="P19">The old <text:span text:style-name="T1">SFNode</text:span> has become an interface. <text:span text:style-name="T1">SFObjectModel</text:span> and <text:span text:style-name="T1">SFReferenceNode</text:span> are two alternative implementations. They are both subclasses of <text:span text:style-name="T1">SFTransformNode</text:span>. <text:span text:style-name="T1">SFBone</text:span> is another node, but its a work-in-progress.</text:p>
        </text:list-item>
        <text:list-item>
          <text:p text:style-name="P19"><text:span text:style-name="T1">SFTextureReference</text:span> and <text:span text:style-name="T1">SFTexture</text:span> are two new modules required to deal with any <text:span text:style-name="T1">SFRenderedTexturesSet.</text:span></text:p>
        </text:list-item>
        <text:list-item>
          <text:p text:style-name="P19"><text:span text:style-name="T1">SFGraphicsAsset</text:span> is no more.</text:p>
          <text:p text:style-name="P19"/>
        </text:list-item>
      </text:list>
      <text:p text:style-name="P1">Images and Textures (High Level)</text:p>
      <text:p text:style-name="Standard"/>
      <text:list xml:id="list36584833" text:style-name="L7">
        <text:list-item>
          <text:p text:style-name="P9"><text:span text:style-name="T1">SFBitmapTexture</text:span>, <text:span text:style-name="T1">SFDrawnRenderedTexture</text:span> and <text:span text:style-name="T1">SFFilterdRenderedTexture</text:span> are 3 new high level types describing textures. They all implements the new interface <text:span text:style-name="T1">SFRenderedTexturesSet</text:span>.</text:p>
        </text:list-item>
      </text:list>
      <text:p text:style-name="Standard"/>
      <text:p text:style-name="P1">Images and Textures (Low Level)</text:p>
      <text:list xml:id="list37660358" text:continue-numbering="true" text:style-name="L7">
        <text:list-header>
          <text:p text:style-name="P9"/>
        </text:list-header>
        <text:list-item>
          <text:p text:style-name="P9"><text:span text:style-name="T1">SFFormat</text:span> has been renamed to <text:span text:style-name="T1">SFImageFormat</text:span>.</text:p>
        </text:list-item>
        <text:list-item>
          <text:p text:style-name="P9"><text:span text:style-name="T1">SFTextureData</text:span> has been renamed to <text:span text:style-name="T1">SFPipelineTexture</text:span>.</text:p>
        </text:list-item>
      </text:list>
      <text:p text:style-name="Standard"/>
      <text:p text:style-name="Standard"/>
      <text:p text:style-name="P1"><text:soft-page-break/>Materials (High Level)</text:p>
      <text:p text:style-name="P1"/>
      <text:list xml:id="list36679944" text:style-name="L9">
        <text:list-item>
          <text:p text:style-name="P11"><text:span text:style-name="T1">SFDataLightStep</text:span>, <text:span text:style-name="T1">SFNoDataLightStep</text:span>, <text:span text:style-name="T1">SFPassAllLodFilter</text:span> are some usefull modules which can be used for a fast construction of Renderers. </text:p>
        </text:list-item>
      </text:list>
      <text:p text:style-name="P1"/>
      <text:p text:style-name="P1">Geometries (High Level)</text:p>
      <text:p text:style-name="P1"/>
      <text:p text:style-name="P1"><text:tab/>Geometry Classes</text:p>
      <text:list xml:id="list36573575" text:style-name="L3">
        <text:list-item>
          <text:p text:style-name="P7"><text:span text:style-name="T1">SFMeshGeometry</text:span> is no more abstract.</text:p>
        </text:list-item>
        <text:list-item>
          <text:p text:style-name="P7"><text:span text:style-name="T1">SFQuadsSurfaceGeometry</text:span> has been completely reworked in order to better use some of the new SF functionalities.</text:p>
        </text:list-item>
      </text:list>
      <text:p text:style-name="P1"><text:tab/>Curves</text:p>
      <text:list xml:id="list36319815" text:style-name="L1">
        <text:list-item>
          <text:p text:style-name="P4"><text:span text:style-name="T1">SFCurve</text:span> is Back from SF1.0. The new interface works with any SFValuenf, so that it can represent either 2D, 3D or 4D Curves.</text:p>
        </text:list-item>
        <text:list-item>
          <text:p text:style-name="P4"><text:span text:style-name="T1">SFValuesIterator</text:span> is a new abstraction used to iterate other a set of Values.</text:p>
        </text:list-item>
        <text:list-item>
          <text:p text:style-name="P4"><text:span text:style-name="T1">SFValueList</text:span> is a new abstraction for modules keeping a set of Values.</text:p>
        </text:list-item>
        <text:list-item>
          <text:p text:style-name="P4"><text:span text:style-name="T1">SFBasisSpline2</text:span>, <text:span text:style-name="T1">SFBezie2</text:span>, <text:span text:style-name="T1">SFBezier3</text:span>, <text:span text:style-name="T1">SFLine, SFPlacedCurve</text:span>, <text:span text:style-name="T1">SFStandardAbstractCurve</text:span>, <text:span text:style-name="T1">SFSpline</text:span>, <text:span text:style-name="T1">SFRationalCurve3f</text:span> are new valid instances of <text:s/><text:span text:style-name="T1">SFCurve</text:span>.</text:p>
        </text:list-item>
      </text:list>
      <text:p text:style-name="P3"><text:tab/><text:span text:style-name="T1">Functions</text:span></text:p>
      <text:list xml:id="list37675250" text:continue-numbering="true" text:style-name="L1">
        <text:list-item>
          <text:p text:style-name="P4"><text:span text:style-name="T1">SFBicurvedLoftedSurface</text:span>, <text:span text:style-name="T1">SFGuidedSurface</text:span>, <text:span text:style-name="T1">SFRadialSurfaceFunction</text:span>, <text:span text:style-name="T1">SFRectangle2DFunction</text:span> and <text:span text:style-name="T1">SFSplineCurvedTubeFunction</text:span> are new <text:span text:style-name="T1">SFSurfaceFunction</text:span>, which can be used in combination with <text:span text:style-name="T1">SFQuadsSurfaceGeometry</text:span>.</text:p>
        </text:list-item>
        <text:list-item>
          <text:p text:style-name="P5"><text:span text:style-name="T1">SFCurvedTubeFunction</text:span><text:span text:style-name="T7"> has been reworked, in order to take advantage of the last changes.</text:span></text:p>
        </text:list-item>
        <text:list-item>
          <text:p text:style-name="P5"><text:span text:style-name="T1">SFArcLengthuv, SFCompositeGeometryuv, SFSimpleObjPlaneTexCoordGeometry, SFSimpleTexCoordGeometryuv</text:span><text:span text:style-name="T7"> are new TextureFunctions (</text:span><text:span text:style-name="T1">SFSurfaceGeometryTexCoordFunctionuv</text:span><text:span text:style-name="T7">).</text:span></text:p>
        </text:list-item>
      </text:list>
      <text:p text:style-name="Standard"><text:span text:style-name="T7"><text:tab/></text:span><text:span text:style-name="T1">Geometry Generation</text:span></text:p>
      <text:list xml:id="list37666338" text:continue-numbering="true" text:style-name="L1">
        <text:list-item>
          <text:p text:style-name="P4"><text:span text:style-name="T1">shadow.geometry.editing</text:span> has been removed because extractors are no more required since extraction mechanism has been automated at a lower level.</text:p>
        </text:list-item>
      </text:list>
      <text:p text:style-name="Standard"/>
      <text:p text:style-name="P1">Geometries (Low Level)</text:p>
      <text:p text:style-name="Standard"/>
      <text:list xml:id="list36591483" text:style-name="L5">
        <text:list-item>
          <text:p text:style-name="P8"><text:span text:style-name="T1">SFExtruder</text:span> is a new module which is in charge of extrusion computation.</text:p>
        </text:list-item>
        <text:list-item>
          <text:p text:style-name="P15"><text:span text:style-name="T1">SFGridMap</text:span>, <text:span text:style-name="T1">SFSt</text:span><text:span text:style-name="T9">andardQuadExtractor</text:span><text:span text:style-name="T8">, </text:span><text:span text:style-name="T9">SFStandardQuadToQuadExtractor</text:span><text:span text:style-name="T4">, </text:span><text:span text:style-name="T5">SFStandardQuadToTriangleExtractor, SFGridOperations, SFTriangularGrid</text:span><text:span text:style-name="T4"> are new modules used on geometries elaboration.</text:span></text:p>
        </text:list-item>
      </text:list>
      <text:p text:style-name="P14"><text:span text:style-name="T4"/></text:p>
      <text:p text:style-name="P16"><text:span text:style-name="T4">World</text:span></text:p>
      <text:list xml:id="list37651525" text:style-name="L16">
        <text:list-item>
          <text:p text:style-name="P22"><text:span text:style-name="T6">Old SF1.0 world modules have been planted into SF2.0. A complete SF2.0 version of world libraries is a work-in-progress.</text:span></text:p>
          <text:p text:style-name="P22"><text:span text:style-name="T6"/></text:p>
        </text:list-item>
      </text:list>
      <text:p text:style-name="P13">Data</text:p>
      <text:p text:style-name="P3"/>
      <text:p text:style-name="P3"><text:tab/><text:span text:style-name="T1">Datasets</text:span></text:p>
      <text:list xml:id="list37605342" text:style-name="L15">
        <text:list-item>
          <text:p text:style-name="P21"><text:span text:style-name="T1">SFAbstractDatasetFactories</text:span> are now responsible for the way in which dataset are stored into SFStreams. </text:p>
        </text:list-item>
        <text:list-item>
          <text:p text:style-name="P21">SFLibraryReference is no more; it has been removed in order to validate the saparation introduced by <text:span text:style-name="T1">SFDataAssets (see Assets)</text:span>.</text:p>
        </text:list-item>
        <text:list-item>
          <text:p text:style-name="P21"><text:soft-page-break/><text:span text:style-name="T1">SFShort</text:span> and <text:span text:style-name="T1">SFInt</text:span> has new methods which allow to write each byte of both.</text:p>
        </text:list-item>
        <text:list-item>
          <text:p text:style-name="P21"><text:span text:style-name="T1">SFBinaryObject</text:span> is a new Object used to store single BinaryValues.</text:p>
        </text:list-item>
        <text:list-item>
          <text:p text:style-name="P21"><text:span text:style-name="T1">SFGenericInfoObjectBuilder</text:span> is a common utility used to generate CompositeDataObject for the purposes of <text:span text:style-name="T1">DataAssets</text:span>.</text:p>
          <text:p text:style-name="P21"/>
        </text:list-item>
      </text:list>
      <text:p text:style-name="P3"><text:tab/><text:span text:style-name="T1">Assets</text:span></text:p>
      <text:list xml:id="list37386186" text:style-name="L14">
        <text:list-item>
          <text:p text:style-name="P20">Assets are a new important instrument of the entire framework. <text:span text:style-name="T1">SFDataAssets</text:span> are Datasets, so they can be stored into files and put into ObjectsLibraries, but they can generate rendering resources (which all are <text:span text:style-name="T1">SFInitiables</text:span>). This mechanism brings to a complete separation of rendering responsabilites from data responsabilities. </text:p>
        </text:list-item>
      </text:list>
      <text:p text:style-name="Standard"><text:tab/><text:span text:style-name="T1">Renderers and Scenegraphs</text:span></text:p>
      <text:list xml:id="list37681130" text:continue-numbering="true" text:style-name="L14">
        <text:list-item>
          <text:p text:style-name="P20"><text:span text:style-name="T1">SFBoneData</text:span>, <text:span text:style-name="T1">SFObjectModelData</text:span>, <text:span text:style-name="T1">SFReferenceNodeData</text:span> are <text:span text:style-name="T1">DataAsset</text:span> used in scenegraph description.</text:p>
        </text:list-item>
        <text:list-item>
          <text:p text:style-name="P20"><text:span text:style-name="T1">SFCameraData</text:span> and <text:span text:style-name="T1">SF2DCameraData</text:span> allow to generate and store cameras.</text:p>
        </text:list-item>
        <text:list-item>
          <text:p text:style-name="P20"><text:span text:style-name="T1">SFOneSteAlgorithmData</text:span>, <text:span text:style-name="T1">SFRenderedData</text:span>, are used to generate and store <text:span text:style-name="T1">Renderers</text:span> with their rendering algorithm.</text:p>
        </text:list-item>
        <text:list-item>
          <text:p text:style-name="P20"><text:span text:style-name="T1">SFStructureReferenceData</text:span> is used to generate and stores data for materials and lights.</text:p>
        </text:list-item>
        <text:list-item>
          <text:p text:style-name="P20"><text:span text:style-name="T1">SFClonedArrayReference, SFIndexedProxyDataCenter</text:span> and <text:span text:style-name="T1">SFIndexedProxyDataObject</text:span> are new data modules used to optimize the generation of array of models with similar properties.</text:p>
        </text:list-item>
      </text:list>
      <text:p text:style-name="P3"><text:tab/><text:span text:style-name="T1">Pipeline Data</text:span></text:p>
      <text:list xml:id="list37275406" text:style-name="L12">
        <text:list-item>
          <text:p text:style-name="P18"><text:span text:style-name="T1">Pipelines</text:span> may now be stored as well. In this way you can pre-compile your pipeline and use the compiled version. All classes in <text:span text:style-name="T1">shadow.pipeline.data</text:span> are in charge of this functionalities.</text:p>
        </text:list-item>
      </text:list>
      <text:p text:style-name="P3"><text:tab/><text:span text:style-name="T1">Texture Data</text:span></text:p>
      <text:list xml:id="list36644752" text:style-name="L8">
        <text:list-item>
          <text:p text:style-name="P10"><text:span text:style-name="T1">SFSimplePerlinNoiseData</text:span> is a new DataAsset which can be used to generate and store <text:span text:style-name="T1">SimplePerlinNoise</text:span> Bitmaps.</text:p>
        </text:list-item>
        <text:list-item>
          <text:p text:style-name="P10"><text:span text:style-name="T1">SFBitmapTextureData</text:span>, <text:span text:style-name="T1">SFDrawnRenderedTextureData</text:span>, <text:span text:style-name="T1">SFFilteredRenderedTexturedData</text:span> and <text:span text:style-name="T1">SFTextureDataObject</text:span> are new data modules to generate and stores <text:span text:style-name="T1">SFRenderedTexturesSet</text:span>.</text:p>
        </text:list-item>
      </text:list>
      <text:p text:style-name="P3"><text:tab/><text:span text:style-name="T1">Geometry Data</text:span></text:p>
      <text:list xml:id="list36420295" text:style-name="L2">
        <text:list-item>
          <text:p text:style-name="P6"><text:span text:style-name="T1">SFBasisSplineData, SFBinarySpline2D, SFCurveData,SFCurveData2D, SFCurveData3D, SFCurvesVerticesData, SFLineData, SFSplineData, SFUniformeBezier33fData</text:span> and <text:span text:style-name="T1">SFWeightData</text:span> are new <text:span text:style-name="T1">SFDataAsset</text:span> classes which can be used to generate and store different types of <text:span text:style-name="T1">SFCurves</text:span>.</text:p>
        </text:list-item>
        <text:list-item>
          <text:p text:style-name="P6"><text:span text:style-name="T1">SFFixedFloat</text:span>, <text:span text:style-name="T1">SFPoint2DData</text:span>, <text:span text:style-name="T1">SFPoint3DData </text:span><text:span text:style-name="T7">and</text:span><text:span text:style-name="T1"> SFVertexFixedListData</text:span> are new classes which can be used to generate and store <text:span text:style-name="T1">SFValuenf, </text:span><text:span text:style-name="T7">most of all used in curves descriptions.</text:span></text:p>
        </text:list-item>
        <text:list-item>
          <text:p text:style-name="P6"><text:span text:style-name="T1">SFSimpleObjPlaneTexCoordGeometryData, SFSimpleTexCoordGeometryuvData</text:span> are new classes which can be used to generate and store <text:span text:style-name="T1">SFSurfaceGeometryTexCoordFunctionuv</text:span>.</text:p>
        </text:list-item>
        <text:list-item>
          <text:p text:style-name="P6"><text:span text:style-name="T1">SFBicurvedLoftedSurfaceData, SFCurvedTubeFunctionData, SFRadialSurfaceFunctionData, SFRectangle2D FunctionData, SFSplineCurvedTubeFunctionData </text:span><text:span text:style-name="T7">and</text:span><text:span text:style-name="T1"> SFTwoCurvesFunctionData</text:span> <text:s/>are new classes which can be used to generate and store <text:span text:style-name="T1">SFSurfaceFunction</text:span>.</text:p>
        </text:list-item>
        <text:list-item>
          <text:p text:style-name="P6"><text:span text:style-name="T1">SFQuadsSurfaceGeometryData</text:span> is a new class which can be used to generate and store generates valid <text:span text:style-name="T1">SFGeometry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5M58S</meta:editing-duration>
    <meta:editing-cycles>133</meta:editing-cycles>
    <meta:generator>OpenOffice.org/3.3$Win32 OpenOffice.org_project/330m20$Build-9567</meta:generator>
    <dc:date>2012-05-04T17:53:02.71</dc:date>
    <dc:creator>Alessandro Martinelli</dc:creator>
    <meta:document-statistic meta:table-count="0" meta:image-count="0" meta:object-count="0" meta:page-count="3" meta:paragraph-count="71" meta:word-count="906" meta:character-count="6773"/>
    <meta:user-defined meta:name="Info 1"/>
    <meta:user-defined meta:name="Info 2"/>
    <meta:user-defined meta:name="Info 3"/>
    <meta:user-defined meta:name="Info 4"/>
  </office:meta>
</office:document-meta>
</file>